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60000001D1B8AF9D6BBF45C53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.75cm" fo:min-width="18.75cm"/>
    </style:style>
    <style:style style:name="gr2" style:family="graphic" style:parent-style-name="standard">
      <style:graphic-properties draw:stroke="none" svg:stroke-color="#000000" draw:fill="none" draw:fill-color="#ffffff" fo:min-height="3.5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5.401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2.5cm" fo:min-width="12cm"/>
    </style:style>
    <style:style style:name="gr6" style:family="graphic" style:parent-style-name="standard">
      <style:graphic-properties draw:stroke="none" svg:stroke-color="#000000" draw:fill="none" draw:fill-color="#ffffff" fo:min-height="4.321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cm" fo:min-width="15.25cm"/>
    </style:style>
    <style:style style:name="gr8" style:family="graphic" style:parent-style-name="standard">
      <style:graphic-properties draw:stroke="none" svg:stroke-color="#000000" draw:fill="none" draw:fill-color="#ffffff" fo:min-height="2.16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23pt" style:font-size-asian="23pt" style:font-size-complex="23pt"/>
    </style:style>
    <style:style style:name="P4" style:family="paragraph">
      <loext:graphic-properties draw:fill="none" draw:fill-color="#ffffff"/>
      <style:text-properties fo:font-size="23pt" style:font-size-asian="23pt" style:font-size-complex="23pt"/>
    </style:style>
    <style:style style:name="P5" style:family="paragraph">
      <style:paragraph-properties fo:text-align="end"/>
      <style:text-properties fo:font-size="21pt" style:font-size-asian="21pt" style:font-size-complex="21pt"/>
    </style:style>
    <style:style style:name="P6" style:family="paragraph">
      <loext:graphic-properties draw:fill="none" draw:fill-color="#ffffff"/>
      <style:paragraph-properties fo:text-align="end"/>
      <style:text-properties fo:font-size="21pt" style:font-size-asian="21pt" style:font-size-complex="21pt"/>
    </style:style>
    <style:style style:name="P7" style:family="paragraph">
      <style:text-properties fo:font-size="21pt" style:font-size-asian="21pt" style:font-size-complex="21pt"/>
    </style:style>
    <style:style style:name="P8" style:family="paragraph">
      <loext:graphic-properties draw:fill="none" draw:fill-color="#ffffff"/>
      <style:text-properties fo:font-size="21pt" style:font-size-asian="21pt" style:font-size-complex="2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3pt" style:font-size-asian="23pt" style:font-size-complex="23pt"/>
    </style:style>
    <style:style style:name="T4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25cm" svg:height="3cm" svg:x="0.75cm" svg:y="0.7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75cm" svg:height="3.75cm" svg:x="0.25cm" svg:y="0cm">
          <draw:text-box>
            <text:p>ΟΙ ΠΩΛΗΤΕΣ ΠΡΟΣΦΕΡΟΝΤΑΙ ΝΑ ΜΕΙΩΣΟΥΝ ΤΗΝ ΤΙΜΗ ΚΑΤΑ $10.000 <text:span text:style-name="T1">ΚΑΙ </text:span><text:span text:style-name="T2">ΝΑ ΚΑΛΥΨΟΥΝ ΤΙΣ ΕΠΙΣΚΕΥΕΣ ΤΟΥ ΔΡΟΜΟΥ.</text:span> </text:p>
          </draw:text-box>
        </draw:frame>
        <draw:path draw:style-name="gr3" draw:text-style-name="P1" draw:layer="layout" svg:width="14.815cm" svg:height="6.004cm" svg:x="3.813cm" svg:y="5.13cm" svg:viewBox="0 0 14816 6005" svg:d="M0 434c389-168 745-619 1245-350 384 207 814 78 1245 155 436 78 888 25 1323 117 384 80 779 12 1168 39 415 29 829 140 1245 117 419-23 828-27 1245-78 386-47 799 99 1167-39 408-153 830-187 1245-272 460-95 879 81 1323 116 433 34 853 179 1284 234 393 50 843-56 1167 272 296 299-42 891 623 934 532 34 602 849 272 1129-359 305-644 842-350 1167 316 350 730 741 584 1167-173 503-810 599-1284 700-381 81-778 5-1167-38-400-44-801-94-1207-78-466 17-935-11-1400 0-393 8-782-53-1168-117-436-72-881-127-1323-117-403 9-805 76-1206 117-412 41-795 232-1206 272-428 42-858 72-1284 117-427 45-802-136-1206-233-414-99-816 14-1206-156l-389-39-390-78z">
          <text:p/>
        </draw:path>
        <draw:frame draw:style-name="gr4" draw:text-style-name="P4" draw:layer="layout" svg:width="15cm" svg:height="5.651cm" svg:x="3.75cm" svg:y="5.75cm">
          <draw:text-box>
            <text:p text:style-name="P3"><text:span text:style-name="T3">ΟΛΑ ΑΥΤΑ ΕΙΝΑΙ ΑΣΤΡΟΝΟΜΙΚΑ ΠΟΣΑ, ΤΑ ΟΠΟΙΑ ΔΕΝ ΞΕΡΩ ΚΑΝ ΠΩΣ ΝΑ ΤΑ ΣΚΕΦΤΩ, ΠΟΣΟ ΜΑΛΛΟΝ ΝΑ ΤΑ ΣΥΓΚΡΙΝΩ. </text:span></text:p>
          </draw:text-box>
        </draw:frame>
        <draw:custom-shape draw:style-name="gr5" draw:text-style-name="P1" draw:layer="layout" svg:width="12.5cm" svg:height="2.75cm" svg:x="4.25cm" svg:y="11.7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5.75cm" svg:height="4.571cm" svg:x="1.25cm" svg:y="11.679cm">
          <draw:text-box>
            <text:p text:style-name="P5"><text:span text:style-name="T4">ΔΕΛΕΑΣΤΙΚΟ. ΘΑ ΧΡΕΙΑΣΤΟΥΜΕ ΜΕΡΙΚΕΣ ΩΡΕΣ ΓΙΑ ΝΑ ΤΟ ΣΚΕΦΤΟΥΜΕ.</text:span></text:p>
          </draw:text-box>
        </draw:frame>
        <draw:custom-shape draw:style-name="gr7" draw:text-style-name="P1" draw:layer="layout" svg:width="15.75cm" svg:height="1.25cm" svg:x="2.75cm" svg:y="28.25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4.25cm" svg:height="2.411cm" svg:x="-0.094cm" svg:y="27.883cm">
          <draw:text-box>
            <text:p text:style-name="P7"><text:span text:style-name="T4">ΣΕ ΟΠΟΙΑΔΗΠΟΤΕ ΟΙΚΟΝΟΜΙΚΗ ΔΙΑΠΡΑΓΜΑΤΕΥΣΗ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160000001D1B8AF9D6BBF45C535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omic Sans MS" fo:font-family="'Comic Sans MS'" style:font-style-name="Bold" style:font-family-generic="script" style:font-pitch="variable" fo:font-size="22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7T15:56:37.561469323</meta:creation-date>
    <dc:date>2023-06-07T16:12:34.674410824</dc:date>
    <meta:editing-duration>PT4M26S</meta:editing-duration>
    <meta:editing-cycles>1</meta:editing-cycles>
    <meta:document-statistic meta:object-count="8"/>
    <meta:generator>LibreOffice/7.3.7.2$Linux_X86_64 LibreOffice_project/30$Build-2</meta:generator>
  </office:meta>
</office:document-meta>
</file>